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7</text:p>
          </table:table-cell>
          <table:table-cell table:style-name="ce64">
            <text:p>FireFox3.5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>
            <text:p>hang.nguyen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>
            <text:p>hang.nguyen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>
            <text:p>hang.nguyen</text:p>
          </table:table-cell>
          <table:table-cell table:style-name="ce71" table:number-columns-repeated="4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hang.nguyen</text:p>
          </table:table-cell>
          <table:table-cell table:style-name="ce71" table:number-columns-repeated="4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hang.nguyen</text:p>
          </table:table-cell>
          <table:table-cell table:style-name="ce71" table:number-columns-repeated="4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>
            <text:p>hang.nguyen</text:p>
          </table:table-cell>
          <table:table-cell table:style-name="ce71" table:number-columns-repeated="4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>
            <text:p>hang.nguyen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>
            <text:p>hang.nguyen</text:p>
          </table:table-cell>
          <table:table-cell table:style-name="ce71" table:number-columns-repeated="4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>
            <text:p>hang.nguyen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>
            <text:p>hang.nguyen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table:number-columns-repeated="246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